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llumin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Gain [ua/lux]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resistor [kOhm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e gain</text:p>
          </table:table-cell>
          <table:table-cell office:value-type="float" office:value="3.43" calcext:value-type="float">
            <text:p>3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e offset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1.1" calcext:value-type="float">
            <text:p>1,1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lluminance [lux]</text:p>
          </table:table-cell>
          <table:table-cell office:value-type="string" calcext:value-type="string">
            <text:p>output [V]</text:p>
          </table:table-cell>
          <table:table-cell table:number-columns-repeated="2" office:value-type="string" calcext:value-type="string">
            <text:p>ADC value</text:p>
          </table:table-cell>
          <table:table-cell/>
        </table:table-row>
        <table:table-row table:style-name="ro1">
          <table:table-cell office:value-type="string" calcext:value-type="string">
            <text:p>Giornata nuvolosa</text:p>
          </table:table-cell>
          <table:table-cell office:value-type="float" office:value="1000" calcext:value-type="float">
            <text:p>1000</text:p>
          </table:table-cell>
          <table:table-cell table:formula="of:=[.$B$2]*([.$B$4]*[.$C$6] + [.$B$5])*[.B9]/100000" office:value-type="float" office:value="12.2922" calcext:value-type="float">
            <text:p>12,2922</text:p>
          </table:table-cell>
          <table:table-cell table:formula="of:=MIN(ROUND(([.$B$2]*([.$B$4]*[.D$6] + [.$B$5])*[.$B9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9]/100000) / [.E$7] * (2^[.$B$3]-1); 0); 2^[.$B$3]-1)" office:value-type="float" office:value="255" calcext:value-type="float">
            <text:p>255</text:p>
          </table:table-cell>
          <table:table-cell table:formula="of:=MIN(ROUND(([.$B$2]*([.$B$4]*[.F$6] + [.$B$5])*[.$B9]/100000) / [.F$7] * (2^[.$B$3]-1); 0); 2^[.$B$3]-1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Giornata buia</text:p>
          </table:table-cell>
          <table:table-cell office:value-type="float" office:value="100" calcext:value-type="float">
            <text:p>100</text:p>
          </table:table-cell>
          <table:table-cell table:formula="of:=[.$B$2]*([.$B$4]*[.$C$6] + [.$B$5])*[.B10]/100000" office:value-type="float" office:value="1.22922" calcext:value-type="float">
            <text:p>1,22922</text:p>
          </table:table-cell>
          <table:table-cell table:formula="of:=MIN(ROUND(([.$B$2]*([.$B$4]*[.D$6] + [.$B$5])*[.$B10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10]/100000) / [.E$7] * (2^[.$B$3]-1); 0); 2^[.$B$3]-1)" office:value-type="float" office:value="75" calcext:value-type="float">
            <text:p>75</text:p>
          </table:table-cell>
          <table:table-cell table:formula="of:=MIN(ROUND(([.$B$2]*([.$B$4]*[.F$6] + [.$B$5])*[.$B10]/100000) / [.F$7] * (2^[.$B$3]-1); 0); 2^[.$B$3]-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repuscolo</text:p>
          </table:table-cell>
          <table:table-cell office:value-type="float" office:value="10" calcext:value-type="float">
            <text:p>10</text:p>
          </table:table-cell>
          <table:table-cell table:formula="of:=[.$B$2]*([.$B$4]*[.$C$6] + [.$B$5])*[.B11]/100000" office:value-type="float" office:value="0.122922" calcext:value-type="float">
            <text:p>0,122922</text:p>
          </table:table-cell>
          <table:table-cell table:formula="of:=MIN(ROUND(([.$B$2]*([.$B$4]*[.D$6] + [.$B$5])*[.$B11]/100000) / [.D$7] * (2^[.$B$3]-1); 0); 2^[.$B$3]-1)" office:value-type="float" office:value="31" calcext:value-type="float">
            <text:p>31</text:p>
          </table:table-cell>
          <table:table-cell table:formula="of:=MIN(ROUND(([.$B$2]*([.$B$4]*[.E$6] + [.$B$5])*[.$B11]/100000) / [.E$7] * (2^[.$B$3]-1); 0); 2^[.$B$3]-1)" office:value-type="float" office:value="7" calcext:value-type="float">
            <text:p>7</text:p>
          </table:table-cell>
          <table:table-cell table:formula="of:=MIN(ROUND(([.$B$2]*([.$B$4]*[.F$6] + [.$B$5])*[.$B11]/100000) / [.F$7] * (2^[.$B$3]-1); 0); 2^[.$B$3]-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2]*([.$B$4]*[.$C$6] + [.$B$5])*[.B12]/100000" office:value-type="float" office:value="0.0122922" calcext:value-type="float">
            <text:p>0,0122922</text:p>
          </table:table-cell>
          <table:table-cell table:formula="of:=MIN(ROUND(([.$B$2]*([.$B$4]*[.D$6] + [.$B$5])*[.$B12]/100000) / [.D$7] * (2^[.$B$3]-1); 0); 2^[.$B$3]-1)" office:value-type="float" office:value="3" calcext:value-type="float">
            <text:p>3</text:p>
          </table:table-cell>
          <table:table-cell table:formula="of:=MIN(ROUND(([.$B$2]*([.$B$4]*[.E$6] + [.$B$5])*[.$B12]/100000) / [.E$7] * (2^[.$B$3]-1); 0); 2^[.$B$3]-1)" office:value-type="float" office:value="1" calcext:value-type="float">
            <text:p>1</text:p>
          </table:table-cell>
          <table:table-cell table:formula="of:=MIN(ROUND(([.$B$2]*([.$B$4]*[.F$6] + [.$B$5])*[.$B12]/100000) / [.F$7] * (2^[.$B$3]-1); 0); 2^[.$B$3]-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 piena</text:p>
          </table:table-cell>
          <table:table-cell office:value-type="float" office:value="0.1" calcext:value-type="float">
            <text:p>0,1</text:p>
          </table:table-cell>
          <table:table-cell table:formula="of:=[.$B$2]*([.$B$4]*[.$C$6] + [.$B$5])*[.B13]/100000" office:value-type="float" office:value="0.00122922" calcext:value-type="float">
            <text:p>0,00122922</text:p>
          </table:table-cell>
          <table:table-cell table:formula="of:=MIN(ROUND(([.$B$2]*([.$B$4]*[.D$6] + [.$B$5])*[.$B13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3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3]/100000) / [.F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[.$B$2]*([.$B$4]*[.$C$6] + [.$B$5])*[.B14]/100000" office:value-type="float" office:value="0.000122922" calcext:value-type="float">
            <text:p>0,000122922</text:p>
          </table:table-cell>
          <table:table-cell table:formula="of:=MIN(ROUND(([.$B$2]*([.$B$4]*[.D$6] + [.$B$5])*[.$B14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4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4]/100000) / [.F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table:formula="of:=[.$B$2]*([.$B$4]*[.$C$6] + [.$B$5])*[.B15]/100000" office:value-type="float" office:value="0.0000122922" calcext:value-type="float">
            <text:p>0,0000122922</text:p>
          </table:table-cell>
          <table:table-cell table:formula="of:=MIN(ROUND(([.$B$2]*([.$B$4]*[.D$6] + [.$B$5])*[.$B15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5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5]/100000) / [.F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,0001</text:p>
          </table:table-cell>
          <table:table-cell table:formula="of:=[.$B$2]*([.$B$4]*[.$C$6] + [.$B$5])*[.B16]/100000" office:value-type="float" office:value="0.00000122922" calcext:value-type="float">
            <text:p>0,00000122922</text:p>
          </table:table-cell>
          <table:table-cell table:formula="of:=MIN(ROUND(([.$B$2]*([.$B$4]*[.D$6] + [.$B$5])*[.$B16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6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6]/100000) / [.F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01" calcext:value-type="float">
            <text:p>0,000001</text:p>
          </table:table-cell>
          <table:table-cell table:formula="of:=[.$B$2]*([.$B$4]*[.$C$6] + [.$B$5])*[.B17]/100000" office:value-type="float" office:value="0.0000000122922" calcext:value-type="float">
            <text:p>0,0000000122922</text:p>
          </table:table-cell>
          <table:table-cell table:formula="of:=MIN(ROUND(([.$B$2]*([.$B$4]*[.D$6] + [.$B$5])*[.$B17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7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7]/100000) / [.F$7] * (2^[.$B$3]-1); 0); 2^[.$B$3]-1)" office:value-type="float" office:value="0" calcext:value-type="float">
            <text:p>0</text:p>
          </table:table-cell>
        </table:table-row>
      </table:table>
      <table:table table:name="Power detection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up</text:p>
          </table:table-cell>
          <table:table-cell office:value-type="float" office:value="2.43" calcext:value-type="float">
            <text:p>2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scaled</text:p>
          </table:table-cell>
          <table:table-cell office:value-type="string" calcext:value-type="string">
            <text:p>Vratio</text:p>
          </table:table-cell>
          <table:table-cell office:value-type="string" calcext:value-type="string">
            <text:p>ADC ou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4.5" calcext:value-type="float">
            <text:p>4,5</text:p>
          </table:table-cell>
          <table:table-cell table:formula="of:=[.A5]*[.B$2]/([.B$2]+[.B$1])" office:value-type="float" office:value="1.31195335276968" calcext:value-type="float">
            <text:p>1,31195335276968</text:p>
          </table:table-cell>
          <table:table-cell table:formula="of:=[.C5]/[.B5]" office:value-type="float" office:value="0.291545189504373" calcext:value-type="float">
            <text:p>0,291545189504373</text:p>
          </table:table-cell>
          <table:table-cell table:formula="of:=MIN(ROUND([.D5]*(2^[.B$3]-1);0); 2^[.B$3]-1)" office:value-type="float" office:value="74" calcext:value-type="float">
            <text:p>74</text:p>
          </table:table-cell>
          <table:table-cell office:value-type="string" calcext:value-type="string">
            <text:p>No load, power on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4.2" calcext:value-type="float">
            <text:p>4,2</text:p>
          </table:table-cell>
          <table:table-cell table:formula="of:=[.A6]*[.B$2]/([.B$2]+[.B$1])" office:value-type="float" office:value="0.0749271137026239" calcext:value-type="float">
            <text:p>0,0749271137026239</text:p>
          </table:table-cell>
          <table:table-cell table:formula="of:=[.C6]/[.B6]" office:value-type="float" office:value="0.0178397889768152" calcext:value-type="float">
            <text:p>0,0178397889768152</text:p>
          </table:table-cell>
          <table:table-cell table:formula="of:=MIN(ROUND([.D6]*(2^[.B$3]-1);0); 2^[.B$3]-1)" office:value-type="float" office:value="5" calcext:value-type="float">
            <text:p>5</text:p>
          </table:table-cell>
          <table:table-cell office:value-type="string" calcext:value-type="string">
            <text:p>Full battery, power off, voltage due to diode reverse current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table:formula="of:=[.A7]*[.B$2]/([.B$2]+[.B$1])" office:value-type="float" office:value="1.31195335276968" calcext:value-type="float">
            <text:p>1,31195335276968</text:p>
          </table:table-cell>
          <table:table-cell table:formula="of:=[.C7]/[.B7]" office:value-type="float" office:value="0.354581987235048" calcext:value-type="float">
            <text:p>0,354581987235048</text:p>
          </table:table-cell>
          <table:table-cell table:formula="of:=MIN(ROUND([.D7]*(2^[.B$3]-1);0); 2^[.B$3]-1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formula="of:=[.A8]*[.B$2]/([.B$2]+[.B$1])" office:value-type="float" office:value="1.31195335276968" calcext:value-type="float">
            <text:p>1,31195335276968</text:p>
          </table:table-cell>
          <table:table-cell table:formula="of:=[.C8]/[.B8]" office:value-type="float" office:value="0.43731778425656" calcext:value-type="float">
            <text:p>0,43731778425656</text:p>
          </table:table-cell>
          <table:table-cell table:formula="of:=MIN(ROUND([.D8]*(2^[.B$3]-1);0); 2^[.B$3]-1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9]*[.B$2]/([.B$2]+[.B$1])" office:value-type="float" office:value="1.31195335276968" calcext:value-type="float">
            <text:p>1,31195335276968</text:p>
          </table:table-cell>
          <table:table-cell table:formula="of:=[.C9]/[.B9]" office:value-type="float" office:value="1.19268486615425" calcext:value-type="float">
            <text:p>1,19268486615425</text:p>
          </table:table-cell>
          <table:table-cell table:formula="of:=MIN(ROUND([.D9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1.1" calcext:value-type="float">
            <text:p>1,1</text:p>
          </table:table-cell>
          <table:table-cell table:formula="of:=[.A10]*[.B$2]/([.B$2]+[.B$1])" office:value-type="float" office:value="0.0749271137026239" calcext:value-type="float">
            <text:p>0,0749271137026239</text:p>
          </table:table-cell>
          <table:table-cell table:formula="of:=[.C10]/[.B10]" office:value-type="float" office:value="0.0681155579114763" calcext:value-type="float">
            <text:p>0,0681155579114763</text:p>
          </table:table-cell>
          <table:table-cell table:formula="of:=MIN(ROUND([.D10]*(2^[.B$3]-1);0); 2^[.B$3]-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1]*[.B$2]/([.B$2]+[.B$1])" office:value-type="float" office:value="1.31195335276968" calcext:value-type="float">
            <text:p>1,31195335276968</text:p>
          </table:table-cell>
          <table:table-cell table:formula="of:=[.C11]/[.B11]" office:value-type="float" office:value="1.19268486615425" calcext:value-type="float">
            <text:p>1,19268486615425</text:p>
          </table:table-cell>
          <table:table-cell table:formula="of:=MIN(ROUND([.D11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2]*[.B$2]/([.B$2]+[.B$1])" office:value-type="float" office:value="1.31195335276968" calcext:value-type="float">
            <text:p>1,31195335276968</text:p>
          </table:table-cell>
          <table:table-cell table:formula="of:=[.C12]/[.B12]" office:value-type="float" office:value="1.19268486615425" calcext:value-type="float">
            <text:p>1,19268486615425</text:p>
          </table:table-cell>
          <table:table-cell table:formula="of:=MIN(ROUND([.D12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3]*[.B$2]/([.B$2]+[.B$1])" office:value-type="float" office:value="1.31195335276968" calcext:value-type="float">
            <text:p>1,31195335276968</text:p>
          </table:table-cell>
          <table:table-cell table:formula="of:=[.C13]/[.B13]" office:value-type="float" office:value="1.19268486615425" calcext:value-type="float">
            <text:p>1,19268486615425</text:p>
          </table:table-cell>
          <table:table-cell table:formula="of:=MIN(ROUND([.D13]*(2^[.B$3]-1);0); 2^[.B$3]-1)" office:value-type="float" office:value="255" calcext:value-type="float">
            <text:p>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it" fo:country="IT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1:30:40.517286555</meta:creation-date>
    <meta:generator>LibreOffice/24.8.0.3$Linux_X86_64 LibreOffice_project/480$Build-3</meta:generator>
    <dc:date>2024-12-08T11:23:46.932556728</dc:date>
    <meta:editing-duration>P14DT23H9M6S</meta:editing-duration>
    <meta:editing-cycles>4</meta:editing-cycles>
    <meta:document-statistic meta:table-count="2" meta:cell-count="132" meta:object-count="0"/>
  </office:meta>
</office:document-meta>
</file>